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1.2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542cm" svg:height="2.6cm" svg:x="1.458cm" svg:y="4.1cm">
          <text:p text:style-name="P1">+</text:p>
          <text:p text:style-name="P1">~</text:p>
          <text:p text:style-name="P1">_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534cm" svg:height="1.535cm" draw:transform="rotate (2.14256618974824) translate (6.368cm 8.7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7.7cm" svg:y1="7.424cm" svg:x2="6.798cm" svg:y2="8.826cm">
            <text:p/>
          </draw:line>
        </draw:g>
        <draw:g>
          <draw:custom-shape draw:style-name="gr2" draw:text-style-name="P2" draw:layer="layout" svg:width="1.534cm" svg:height="1.535cm" draw:transform="rotate (2.24431888513951) translate (10.472cm 4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14cm" svg:y1="2.903cm" svg:x2="10.674cm" svg:y2="4.206cm">
            <text:p/>
          </draw:line>
        </draw:g>
        <draw:g>
          <draw:custom-shape draw:style-name="gr2" draw:text-style-name="P2" draw:layer="layout" svg:width="1.534cm" svg:height="1.535cm" draw:transform="rotate (0.936020077844559) translate (5.575cm 3.10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6.819cm" svg:y1="1.831cm" svg:x2="7.808cm" svg:y2="3.173cm">
            <text:p/>
          </draw:line>
        </draw:g>
        <draw:g xml:id="id6" draw:id="id6">
          <draw:line draw:style-name="gr3" draw:text-style-name="P3" draw:layer="layout" svg:x1="14.6cm" svg:y1="10.084cm" svg:x2="16.616cm" svg:y2="10.084cm">
            <text:p/>
          </draw:line>
          <draw:line draw:style-name="gr3" draw:text-style-name="P3" draw:layer="layout" svg:x1="14.6cm" svg:y1="10.084cm" svg:x2="16.616cm" svg:y2="10.084cm">
            <text:p/>
          </draw:line>
          <draw:line draw:style-name="gr3" draw:text-style-name="P3" draw:layer="layout" svg:x1="14.6cm" svg:y1="10.984cm" svg:x2="16.616cm" svg:y2="10.984cm">
            <text:p/>
          </draw:line>
          <draw:line draw:style-name="gr3" draw:text-style-name="P3" draw:layer="layout" svg:x1="15.594cm" svg:y1="12.2cm" svg:x2="15.61cm" svg:y2="10.977cm">
            <text:p/>
          </draw:line>
          <draw:line draw:style-name="gr3" draw:text-style-name="P3" draw:layer="layout" svg:x1="15.594cm" svg:y1="10.102cm" svg:x2="15.61cm" svg:y2="8.879cm">
            <text:p/>
          </draw:line>
        </draw:g>
        <draw:g xml:id="id9" draw:id="id9">
          <draw:line draw:style-name="gr3" draw:text-style-name="P3" draw:layer="layout" svg:x1="19.39cm" svg:y1="13.562cm" svg:x2="18.885cm" svg:y2="13.091cm">
            <text:p/>
          </draw:line>
          <draw:line draw:style-name="gr3" draw:text-style-name="P3" draw:layer="layout" svg:x1="19.876cm" svg:y1="12.072cm" svg:x2="18.886cm" svg:y2="13.099cm">
            <text:p/>
          </draw:line>
          <draw:line draw:style-name="gr3" draw:text-style-name="P3" draw:layer="layout" svg:x1="19.896cm" svg:y1="10.094cm" svg:x2="18.869cm" svg:y2="9.104cm">
            <text:p/>
          </draw:line>
          <draw:line draw:style-name="gr3" draw:text-style-name="P3" draw:layer="layout" svg:x1="19.9cm" svg:y1="12.121cm" svg:x2="18.873cm" svg:y2="11.131cm">
            <text:p/>
          </draw:line>
          <draw:line draw:style-name="gr3" draw:text-style-name="P3" draw:layer="layout" svg:x1="19.889cm" svg:y1="10.053cm" svg:x2="18.899cm" svg:y2="11.08cm">
            <text:p/>
          </draw:line>
          <draw:line draw:style-name="gr3" draw:text-style-name="P3" draw:layer="layout" svg:x1="19.853cm" svg:y1="8.052cm" svg:x2="18.863cm" svg:y2="9.079cm">
            <text:p/>
          </draw:line>
          <draw:line draw:style-name="gr3" draw:text-style-name="P3" draw:layer="layout" svg:x1="19.804cm" svg:y1="8.071cm" svg:x2="19.299cm" svg:y2="7.6cm">
            <text:p/>
          </draw:line>
        </draw:g>
        <draw:g xml:id="id8" draw:id="id8">
          <draw:line draw:style-name="gr3" draw:text-style-name="P3" draw:layer="layout" svg:x1="20.3cm" svg:y1="4.729cm" svg:x2="20.78cm" svg:y2="4.233cm">
            <text:p/>
          </draw:line>
          <draw:line draw:style-name="gr3" draw:text-style-name="P3" draw:layer="layout" svg:x1="21.78cm" svg:y1="5.243cm" svg:x2="20.771cm" svg:y2="4.234cm">
            <text:p/>
          </draw:line>
          <draw:line draw:style-name="gr3" draw:text-style-name="P3" draw:layer="layout" svg:x1="23.757cm" svg:y1="5.3cm" svg:x2="24.766cm" svg:y2="4.291cm">
            <text:p/>
          </draw:line>
          <draw:line draw:style-name="gr3" draw:text-style-name="P3" draw:layer="layout" svg:x1="21.731cm" svg:y1="5.267cm" svg:x2="22.74cm" svg:y2="4.258cm">
            <text:p/>
          </draw:line>
          <draw:line draw:style-name="gr3" draw:text-style-name="P3" draw:layer="layout" svg:x1="23.799cm" svg:y1="5.294cm" svg:x2="22.79cm" svg:y2="4.285cm">
            <text:p/>
          </draw:line>
          <draw:line draw:style-name="gr3" draw:text-style-name="P3" draw:layer="layout" svg:x1="25.8cm" svg:y1="5.295cm" svg:x2="24.791cm" svg:y2="4.286cm">
            <text:p/>
          </draw:line>
          <draw:line draw:style-name="gr3" draw:text-style-name="P3" draw:layer="layout" svg:x1="25.782cm" svg:y1="5.245cm" svg:x2="26.262cm" svg:y2="4.749cm">
            <text:p/>
          </draw:line>
        </draw:g>
        <draw:g xml:id="id7" draw:id="id7">
          <draw:custom-shape draw:style-name="gr2" draw:text-style-name="P2" draw:layer="layout" svg:width="1.534cm" svg:height="1.535cm" draw:transform="rotate (3.12012510379026) translate (27.737cm 11.96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.8cm" svg:y1="11.965cm" svg:x2="26.133cm" svg:y2="12.001cm">
            <text:p/>
          </draw:line>
        </draw:g>
        <draw:g>
          <draw:custom-shape draw:style-name="gr2" draw:text-style-name="P2" draw:layer="layout" svg:width="1.534cm" svg:height="1.535cm" draw:transform="rotate (0.936020077844559) translate (9.768cm 7.87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012cm" svg:y1="6.6cm" svg:x2="12.001cm" svg:y2="7.942cm">
            <text:p/>
          </draw:line>
        </draw:g>
        <draw:connector draw:style-name="gr4" draw:text-style-name="P4" xml:id="id1" draw:id="id1" draw:layer="layout" draw:type="line" svg:x1="7.548cm" svg:y1="8.249cm" svg:x2="8.871cm" svg:y2="9.339cm" svg:d="M7548 8249l1323 1090" svg:viewBox="0 0 1324 1091">
          <text:p/>
        </draw:connector>
        <draw:connector draw:style-name="gr4" draw:text-style-name="P4" draw:layer="layout" draw:type="line" svg:x1="8.871cm" svg:y1="9.339cm" svg:x2="10.038cm" svg:y2="8.405cm" draw:start-shape="id1" draw:start-glue-point="3" svg:d="M8871 9339l1167-934" svg:viewBox="0 0 1168 935">
          <text:p/>
        </draw:connector>
        <draw:connector draw:style-name="gr4" draw:text-style-name="P4" xml:id="id2" draw:id="id2" draw:layer="layout" draw:type="line" svg:x1="7.426cm" svg:y1="2.39cm" svg:x2="8.438cm" svg:y2="1.612cm" svg:d="M7426 2390l1012-778" svg:viewBox="0 0 1013 779">
          <text:p/>
        </draw:connector>
        <draw:connector draw:style-name="gr4" draw:text-style-name="P4" draw:layer="layout" draw:type="line" svg:x1="8.438cm" svg:y1="1.612cm" svg:x2="9.767cm" svg:y2="2.491cm" draw:start-shape="id2" draw:start-glue-point="3" svg:d="M8438 1612l1329 879" svg:viewBox="0 0 1330 880">
          <text:p/>
        </draw:connector>
        <draw:connector draw:style-name="gr4" draw:text-style-name="P4" xml:id="id3" draw:id="id3" draw:layer="layout" draw:type="line" svg:x1="5.992cm" svg:y1="3.658cm" svg:x2="4.825cm" svg:y2="5.136cm" svg:d="M5992 3658l-1167 1478" svg:viewBox="0 0 1168 1479">
          <text:p/>
        </draw:connector>
        <draw:connector draw:style-name="gr4" draw:text-style-name="P4" draw:layer="layout" draw:type="line" svg:x1="5.798cm" svg:y1="7.082cm" svg:x2="4.825cm" svg:y2="5.136cm" draw:end-shape="id3" draw:end-glue-point="3" svg:d="M5798 7082l-973-1946" svg:viewBox="0 0 974 1947">
          <text:p/>
        </draw:connector>
        <draw:connector draw:style-name="gr4" draw:text-style-name="P4" xml:id="id11" draw:id="id11" draw:layer="layout" draw:type="line" svg:x1="4.825cm" svg:y1="5.136cm" svg:x2="4.786cm" svg:y2="16.731cm" draw:start-shape="id3" draw:start-glue-point="3" svg:d="M4825 5136l-39 11595" svg:viewBox="0 0 40 11596">
          <text:p/>
        </draw:connector>
        <draw:connector draw:style-name="gr5" draw:text-style-name="P2" draw:layer="layout" svg:x1="2.729cm" svg:y1="4.1cm" svg:x2="8.438cm" svg:y2="1.612cm" draw:start-shape="id4" draw:start-glue-point="4" draw:end-shape="id2" draw:end-glue-point="3" svg:d="M2729 4100v-2989h5709v501" svg:viewBox="0 0 5710 2990">
          <text:p/>
        </draw:connector>
        <draw:connector draw:style-name="gr5" draw:text-style-name="P2" draw:layer="layout" svg:x1="2.729cm" svg:y1="6.7cm" svg:x2="8.871cm" svg:y2="9.339cm" draw:start-shape="id4" draw:start-glue-point="8" draw:end-shape="id1" draw:end-glue-point="3" svg:d="M2729 6700v3140h6142v-501" svg:viewBox="0 0 6143 3141">
          <text:p/>
        </draw:connector>
        <draw:connector draw:style-name="gr4" draw:text-style-name="P4" xml:id="id5" draw:id="id5" draw:layer="layout" draw:type="line" svg:x1="11.317cm" svg:y1="3.713cm" svg:x2="12.64cm" svg:y2="4.803cm" svg:d="M11317 3713l1323 1090" svg:viewBox="0 0 1324 1091">
          <text:p/>
        </draw:connector>
        <draw:connector draw:style-name="gr4" draw:text-style-name="P4" draw:layer="layout" draw:type="line" svg:x1="11.706cm" svg:y1="7.215cm" svg:x2="12.64cm" svg:y2="4.803cm" draw:end-shape="id5" draw:end-glue-point="3" svg:d="M11706 7215l934-2412" svg:viewBox="0 0 935 2413">
          <text:p/>
        </draw:connector>
        <draw:connector draw:style-name="gr5" draw:text-style-name="P2" draw:layer="layout" draw:line-skew="-2.017cm" svg:x1="12.64cm" svg:y1="4.803cm" svg:x2="15.608cm" svg:y2="8.879cm" draw:start-shape="id5" draw:start-glue-point="3" draw:end-shape="id6" draw:end-glue-point="0" svg:d="M12640 4803v-3h2968v4079" svg:viewBox="0 0 2969 4080">
          <text:p/>
        </draw:connector>
        <draw:connector draw:style-name="gr5" draw:text-style-name="P2" draw:layer="layout" svg:x1="26.966cm" svg:y1="10.4cm" svg:x2="26.262cm" svg:y2="4.766cm" draw:start-shape="id7" draw:start-glue-point="0" draw:end-shape="id8" draw:end-glue-point="1" svg:d="M26966 10400v-5634h-704" svg:viewBox="0 0 705 5635">
          <text:p/>
        </draw:connector>
        <draw:connector draw:style-name="gr5" draw:text-style-name="P2" xml:id="id10" draw:id="id10" draw:layer="layout" svg:x1="20.3cm" svg:y1="4.766cm" svg:x2="19.381cm" svg:y2="7.6cm" draw:start-shape="id8" draw:start-glue-point="3" draw:end-shape="id9" draw:end-glue-point="0" svg:d="M20300 4766h-919v2834" svg:viewBox="0 0 920 2835">
          <text:p/>
        </draw:connector>
        <draw:connector draw:style-name="gr4" draw:text-style-name="P4" draw:layer="layout" draw:type="line" svg:x1="19.381cm" svg:y1="4.766cm" svg:x2="15.563cm" svg:y2="4.825cm" draw:start-shape="id10" draw:start-glue-point="0" svg:d="M19381 4766l-3818 59" svg:viewBox="0 0 3819 60">
          <text:p/>
        </draw:connector>
        <draw:frame draw:style-name="gr6" draw:text-style-name="P6" draw:layer="layout" svg:width="1.8cm" svg:height="2.1cm" svg:x="13cm" svg:y="10cm">
          <draw:text-box>
            <text:p text:style-name="P5">C<text:span text:style-name="T1">1</text:span></text:p>
          </draw:text-box>
        </draw:frame>
        <draw:frame draw:style-name="gr7" draw:text-style-name="P8" draw:layer="layout" svg:width="1.7cm" svg:height="2.2cm" svg:x="20.1cm" svg:y="10cm">
          <draw:text-box>
            <text:p text:style-name="P7"><text:span text:style-name="T2">R</text:span><text:span text:style-name="T3">L</text:span></text:p>
          </draw:text-box>
        </draw:frame>
        <draw:frame draw:style-name="gr7" draw:text-style-name="P8" draw:layer="layout" svg:width="1.7cm" svg:height="2.2cm" svg:x="22.5cm" svg:y="2.6cm">
          <draw:text-box>
            <text:p text:style-name="P7"><text:span text:style-name="T2">R</text:span><text:span text:style-name="T3">C</text:span></text:p>
          </draw:text-box>
        </draw:frame>
        <draw:frame draw:style-name="gr8" draw:text-style-name="P6" draw:layer="layout" svg:width="3.6cm" svg:height="4.7cm" svg:x="27.492cm" svg:y="10.511cm">
          <draw:text-box>
            <text:p text:style-name="P5">x17</text:p>
          </draw:text-box>
        </draw:frame>
        <draw:connector draw:style-name="gr5" draw:text-style-name="P2" draw:layer="layout" svg:x1="4.786cm" svg:y1="16.731cm" svg:x2="15.608cm" svg:y2="12.2cm" draw:start-shape="id11" draw:start-glue-point="3" draw:end-shape="id6" draw:end-glue-point="2" svg:d="M4786 16731v501h10822v-5032" svg:viewBox="0 0 10823 5033">
          <text:p/>
        </draw:connector>
        <draw:connector draw:style-name="gr5" draw:text-style-name="P2" draw:layer="layout" draw:line-skew="1.606cm" svg:x1="19.381cm" svg:y1="13.562cm" svg:x2="15.603cm" svg:y2="17.276cm" draw:start-shape="id9" draw:start-glue-point="2" svg:d="M19381 13562v3738h-3778v-24" svg:viewBox="0 0 3779 3739">
          <text:p/>
        </draw:connector>
        <draw:connector draw:style-name="gr5" draw:text-style-name="P2" draw:layer="layout" draw:line-skew="2.486cm" svg:x1="26.966cm" svg:y1="12.001cm" svg:x2="19.416cm" svg:y2="17.276cm" draw:start-shape="id7" draw:start-glue-point="2" svg:d="M26966 12001v5399h-7550v-124" svg:viewBox="0 0 7551 54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7:03:43.001042862</meta:creation-date>
    <dc:date>2021-05-06T17:28:07.627855883</dc:date>
    <meta:editing-duration>PT1M7S</meta:editing-duration>
    <meta:editing-cycles>1</meta:editing-cycles>
    <meta:document-statistic meta:object-count="60"/>
    <meta:generator>LibreOffice/6.4.6.2$Linux_X86_64 LibreOffice_project/40$Build-2</meta:generator>
  </office:meta>
</office:document-meta>
</file>